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e63fe" officeooo:paragraph-rsid="000e63fe"/>
    </style:style>
    <style:style style:name="P2" style:family="paragraph" style:parent-style-name="Standard">
      <style:text-properties fo:language="ru" fo:country="RU" officeooo:rsid="000e63fe" officeooo:paragraph-rsid="0012007f"/>
    </style:style>
    <style:style style:name="P3" style:family="paragraph" style:parent-style-name="Standard">
      <style:text-properties fo:language="ru" fo:country="RU" officeooo:rsid="000ecbdc" officeooo:paragraph-rsid="000ecbdc"/>
    </style:style>
    <style:style style:name="P4" style:family="paragraph" style:parent-style-name="Standard">
      <style:text-properties fo:language="ru" fo:country="RU" officeooo:rsid="000ecbdc" officeooo:paragraph-rsid="0012007f"/>
    </style:style>
    <style:style style:name="T1" style:family="text">
      <style:text-properties officeooo:rsid="000ecbdc"/>
    </style:style>
    <style:style style:name="T2" style:family="text">
      <style:text-properties officeooo:rsid="000fa8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DdeLink__3_3287033549"/>Политика конфиденциальности<text:bookmark-end text:name="__DdeLink__3_3287033549"/></text:p>
      <text:p text:style-name="P2"/>
      <text:p text:style-name="P2"><text:bookmark-start text:name="__DdeLink__5_3287033549"/>TotemFTC — приложение для людей, которые занимаются в фитнес-студии функционального тренинга Totem (г. Химки). Оно позволяет узнать расписание, записываться на тренировку, связаться с тренером.</text:p>
      <text:p text:style-name="P2"/>
      <text:p text:style-name="P2">Приложение TotemFTC <text:span text:style-name="T1">сохраняет персональные данные</text:span>: ФИО, e-mail, телефон, <text:span text:style-name="T1">фото</text:span>.</text:p>
      <text:p text:style-name="P2"/>
      <text:p text:style-name="P2">Эта персональная информация <text:span text:style-name="T1">используется для идентификации пользователей. </text:span><text:span text:style-name="T2">Также эта информация может быть использована для связи с пользователем.</text:span></text:p>
      <text:p text:style-name="P2"/>
      <text:p text:style-name="P4">Для удаления своих персональных данных необходимо написать в службу поддержки: <text:a xlink:type="simple" xlink:href="mailto:m_pashka@mail.ru" text:style-name="Internet_20_link" text:visited-style-name="Visited_20_Internet_20_Link">m_pashka@mail.ru</text:a>.<text:bookmark-end text:name="__DdeLink__5_3287033549"/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sh Mash</meta:initial-creator>
    <meta:creation-date>2021-09-03T18:58:49.063289145</meta:creation-date>
    <dc:date>2021-09-03T19:53:43.642739983</dc:date>
    <dc:creator>Pash Mash</dc:creator>
    <meta:editing-duration>PT22M23S</meta:editing-duration>
    <meta:editing-cycles>2</meta:editing-cycles>
    <meta:generator>LibreOffice/7.1.4.2$Linux_X86_64 LibreOffice_project/10$Build-2</meta:generator>
    <meta:document-statistic meta:table-count="0" meta:image-count="0" meta:object-count="0" meta:page-count="1" meta:paragraph-count="5" meta:word-count="62" meta:character-count="539" meta:non-whitespace-character-count="481"/>
  </office:meta>
</office:document-meta>
</file>